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F50000030922CDBC69E18599F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10%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fill-color="#ffffff" draw:opacity="100%" draw:textarea-horizontal-align="justify" draw:textarea-vertical-align="middle" draw:auto-grow-height="false" fo:min-height="1.995cm" fo:min-width="3.99cm" loext:glow-radius="0cm" loext:softedge-radius="0.353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000000" draw:textarea-horizontal-align="justify" draw:textarea-vertical-align="middle" draw:auto-grow-height="false" fo:min-height="0.093cm" fo:min-width="0.056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fill-color="#0000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167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22cm" svg:height="15.749cm" svg:x="0.063cm" svg:y="0.005cm">
          <draw:image xlink:href="Pictures/10000000000004F50000030922CDBC69E18599FC.png" xlink:type="simple" xlink:show="embed" xlink:actuate="onLoad" draw:mime-type="image/png">
            <text:p/>
          </draw:image>
        </draw:frame>
        <draw:custom-shape draw:style-name="gr2" draw:text-style-name="P2" draw:layer="layout" svg:width="6.35cm" svg:height="3.175cm" svg:x="15.075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1cm" svg:height="1.268cm" draw:transform="skewX (0.0284488668075076) rotate (-1.5707963267949) translate (18.876cm 5.12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7.609cm" svg:y1="5.089cm" svg:x2="17.609cm" svg:y2="6.359cm">
          <text:p/>
        </draw:line>
        <draw:line draw:style-name="gr4" draw:text-style-name="P3" draw:layer="layout" svg:x1="18.002cm" svg:y1="4.761cm" svg:x2="18.002cm" svg:y2="4.761cm">
          <text:p/>
        </draw:line>
        <draw:line draw:style-name="gr4" draw:text-style-name="P3" draw:layer="layout" svg:x1="17.82cm" svg:y1="5.006cm" svg:x2="17.622cm" svg:y2="5.086cm">
          <text:p/>
        </draw:line>
        <draw:line draw:style-name="gr4" draw:text-style-name="P3" draw:layer="layout" svg:x1="17.615cm" svg:y1="6.38cm" svg:x2="17.417cm" svg:y2="6.46cm">
          <text:p/>
        </draw:line>
        <draw:line draw:style-name="gr4" draw:text-style-name="P3" draw:layer="layout" svg:x1="16.201cm" svg:y1="5.754cm" svg:x2="20.306cm" svg:y2="5.754cm">
          <text:p/>
        </draw:line>
        <draw:line draw:style-name="gr4" draw:text-style-name="P3" draw:layer="layout" svg:x1="16.2cm" svg:y1="5.754cm" svg:x2="17.835cm" svg:y2="3.326cm">
          <text:p/>
        </draw:line>
        <draw:line draw:style-name="gr4" draw:text-style-name="P3" draw:layer="layout" svg:x1="20.306cm" svg:y1="5.754cm" svg:x2="18.584cm" svg:y2="3.326cm">
          <text:p/>
        </draw:line>
        <draw:line draw:style-name="gr4" draw:text-style-name="P3" draw:layer="layout" svg:x1="24.53cm" svg:y1="4.723cm" svg:x2="27.305cm" svg:y2="4.723cm">
          <text:p/>
        </draw:line>
        <draw:frame draw:style-name="gr5" draw:text-style-name="P4" draw:layer="layout" svg:width="2.54cm" svg:height="0.962cm" svg:x="25.779cm" svg:y="4.663cm">
          <draw:text-box>
            <text:p>Fused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0:04:27.913127824</meta:creation-date>
    <dc:date>2023-05-09T20:16:44.012944431</dc:date>
    <meta:editing-duration>PT12M15S</meta:editing-duration>
    <meta:editing-cycles>3</meta:editing-cycles>
    <meta:generator>LibreOffice/7.5.2.2$Linux_X86_64 LibreOffice_project/50$Build-2</meta:generator>
    <meta:document-statistic meta:object-count="35"/>
  </office:meta>
</office:document-meta>
</file>